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1.27cm"/>
    </style:style>
    <style:style style:name="pr8" style:family="presentation" style:parent-style-name="lyt-bluegrey-outline1">
      <style:graphic-properties fo:min-height="5.715cm"/>
    </style:style>
    <style:style style:name="pr9" style:family="presentation" style:parent-style-name="lyt-bluegrey-outline1">
      <style:graphic-properties fo:min-height="4.611cm"/>
    </style:style>
    <style:style style:name="pr10" style:family="presentation" style:parent-style-name="lyt-bluegrey-title">
      <style:graphic-properties fo:min-height="2.313cm"/>
    </style:style>
    <style:style style:name="pr11" style:family="presentation" style:parent-style-name="lyt-bluegrey-outline1">
      <style:graphic-properties fo:min-height="7.1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 Animator</text:p>
          </draw:text-box>
        </draw:frame>
        <draw:frame presentation:style-name="pr7" draw:text-style-name="P7" draw:layer="layout" svg:width="25.199cm" svg:height="1.423cm" svg:x="0.836cm" svg:y="4.927cm" presentation:class="title" presentation:user-transformed="true">
          <draw:text-box>
            <text:p><text:span text:style-name="T6">Animate</text:span></text:p>
          </draw:text-box>
        </draw:frame>
        <draw:frame presentation:style-name="pr8" draw:text-style-name="P8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'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9" draw:text-style-name="P8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7" draw:text-style-name="P7" draw:layer="layout" svg:width="25.199cm" svg:height="1.423cm" svg:x="0.836cm" svg:y="12.065cm" presentation:class="title" presentation:user-transformed="true">
          <draw:text-box>
            <text:p><text:span text:style-name="T6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0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11" draw:text-style-name="P8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7">XML is used as a user interface</text:span></text:p>
              </text:list-item>
              <text:list-item>
                <text:p><text:span text:style-name="T7">XML schema provides a standard input structure for use with a graphical user interface (additional feature)</text:span></text:p>
              </text:list-item>
              <text:list-item>
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7" draw:text-style-name="P9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the purpose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Remaining Issues<text:line-break/>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RC algorithm efficiency</text:p>
              </text:list-item>
              <text:list-item>
                <text:p>Compatability with older Firefox version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ur</text:p>
                  </text:list-item>
                </text:list>
              </text:list-item>
              <text:list-item>
                <text:p>Accept various compression and filter types</text:p>
              </text:list-item>
              <text:list-item>
                <text:p>GUI for easy file manipul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6H39M03S</meta:editing-duration>
    <meta:editing-cycles>23</meta:editing-cycles>
    <dc:date>2011-04-06T14:06:33</dc:date>
    <dc:creator>Zach Bartlett</dc:creator>
    <meta:generator>OpenOffice.org/3.2$Unix OpenOffice.org_project/320m19$Build-9505</meta:generator>
    <meta:document-statistic meta:object-count="146"/>
  </office:meta>
</office:document-meta>
</file>